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style>
    <style:style style:name="P4" style:family="paragraph" style:parent-style-name="Standard">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LEHRUNG ZUR KLIMAANLAGE</text:p>
      <text:p text:style-name="P1">Bestandteil und Ergänzung zum Wohnraummietvertrag</text:p>
      <text:p text:style-name="Standard">In der Wohnung befindet sich eine fest installierte Klimaanlage, die Bestandteil der Mietsache ist. Der Mieter wurde ausdrücklich über die sachgemäße Nutzung, Pflege und seine Verantwortlichkeiten im Zusammenhang mit der Klimaanlage belehrt.</text:p>
      <text:p text:style-name="P2">1. Sachgemäße Nutzung</text:p>
      <text:p text:style-name="Standard">Die Klimaanlage ist ausschließlich entsprechend der Herstellerangaben zu betreiben. Ein Dauerbetrieb bei geöffneten Fenstern oder Türen ist zu vermeiden.</text:p>
      <text:p text:style-name="P2">2. Energieverbrauch</text:p>
      <text:p text:style-name="Standard">Der für den Betrieb der Klimaanlage erforderliche Stromverbrauch ist durch den Mieter zu tragen, sofern dieser über den Wohnungszähler erfasst wird.</text:p>
      <text:p text:style-name="P2">3. Lüften und Kondenswasser</text:p>
      <text:p text:style-name="Standard">Während des Betriebs der Klimaanlage sind Fenster und Türen geschlossen zu halten. Kondenswasser darf nicht in die Wohnung oder auf Bauteile gelangen. Auffälligkeiten sind unverzüglich dem Vermieter zu melden.</text:p>
      <text:p text:style-name="P2">4. Pflege und Filter</text:p>
      <text:p text:style-name="Standard">Die vom Hersteller vorgesehenen, regelmäßig durchzuführenden Reinigungsmaßnahmen (insbesondere Filterreinigung) sind vom Mieter vorzunehmen.</text:p>
      <text:p text:style-name="P2">5. Veränderungen und Eingriffe</text:p>
      <text:p text:style-name="Standard">Eigenmächtige Veränderungen, Umbauten, Einstellungen an der Installation oder das Entfernen von Bauteilen sind untersagt.</text:p>
      <text:p text:style-name="P2">6. Störungen und Schäden</text:p>
      <text:p text:style-name="Standard">Störungen, Fehlfunktionen oder Schäden an der Klimaanlage sind dem Vermieter unverzüglich anzuzeigen. Schäden, die durch unsachgemäße Nutzung, Fehlbedienung oder unterlassene Pflege entstehen, hat der Mieter zu vertreten.</text:p>
      <text:p text:style-name="P2">7. Haftung</text:p>
      <text:p text:style-name="Standard">Der Mieter haftet für alle Schäden und Folgeschäden, die durch eine vertragswidrige Nutzung oder Missachtung dieser Belehrung entste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721cm" fo:margin-bottom="2.011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3</meta:editing-cycles>
    <meta:creation-date>2013-12-23T23:15:00</meta:creation-date>
    <dc:date>2026-04-03T15:41:03.17</dc:date>
    <meta:editing-duration>PT58S</meta:editing-duration>
    <meta:generator>OpenOffice/4.1.15$Win32 OpenOffice.org_project/4115m2$Build-9813</meta:generator>
    <meta:document-statistic meta:table-count="0" meta:image-count="0" meta:object-count="0" meta:page-count="1" meta:paragraph-count="17" meta:word-count="204" meta:character-count="1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